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cccccc" fo:padding="0.097cm" fo:border="0.05pt solid #000000">
        <style:background-image/>
      </style:table-cell-properties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1.721cm"/>
    </style:style>
    <style:style style:name="Tableau3.B" style:family="table-column">
      <style:table-column-properties style:column-width="5.292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 fo:padding="0cm" fo:border="none" style:shadow="none" style:join-border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 fo:padding="0cm" fo:border="none" style:shadow="none" style:join-border="false"/>
      <style:text-properties fo:font-weight="normal" officeooo:rsid="0011c632" officeooo:paragraph-rsid="0011c632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">
      <style:text-properties officeooo:paragraph-rsid="000b62c8"/>
    </style:style>
    <style:style style:name="P5" style:family="paragraph" style:parent-style-name="Text">
      <style:text-properties officeooo:rsid="000cd38d" officeooo:paragraph-rsid="000cd38d"/>
    </style:style>
    <style:style style:name="P6" style:family="paragraph" style:parent-style-name="Heading_20_1">
      <style:paragraph-properties fo:margin-top="0.3cm" fo:margin-bottom="0.101cm" loext:contextual-spacing="false" style:writing-mode="page"/>
    </style:style>
    <style:style style:name="P7" style:family="paragraph" style:parent-style-name="Standard" style:master-page-name="First_20_Page">
      <style:paragraph-properties style:page-number="auto"/>
    </style:style>
    <style:style style:name="T1" style:family="text">
      <style:text-properties officeooo:rsid="000de4e4"/>
    </style:style>
    <style:style style:name="T2" style:family="text">
      <style:text-properties officeooo:rsid="0013a5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h text:style-name="P6" text:outline-level="1">Compte Rendu Opératoire</text:h>
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text-input text:description="&lt;formatLang(o.partner_id.dob,date=True)&gt;">dob</text:text-input></text:h>
      <text:p text:style-name="P1">Le :<text:text-input text:description="&lt;formatLang(o.meeting_id.date, date=True)&gt;">date</text:text-input></text:p>
      <text:p text:style-name="P2">datewotime: <text:span text:style-name="T2"><text:text-input text:description="&lt;formatLang(o.meeting_id.datewotime,date=True)&gt;">&lt;formatLang(o.meeting_id.datewotime,date=True)&gt;</text:text-input>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<text:text-input text:description="&lt;o.header_id.name&gt;">&lt;o.header&gt;</text:text-input></text:p>
            <text:p text:style-name="P3"><text:text-input text:description="&lt;get_selection_item(o,&quot;ods&quot;)&gt;">&lt;get_selection_item(o,"ods")&gt;</text:text-input></text:p>
          </table:table-cell>
        </table:table-row>
      </table:table>
      <text:p text:style-name="Contents_20_1">Indication : <text:text-input text:description="&lt;o.indication_id.name&gt;">&lt;o.indication_id.name&gt;</text:text-input></text:p>
      <text:p text:style-name="Contents_20_2"><text:text-input text:description="&lt;o.operating_machine_id.name&gt;">&lt;o.operating_machine_id.name&gt;</text:text-input><text:span text:style-name="T1"> </text:span><text:span text:style-name="T1"><text:text-input text:description="&lt;o.operating_machine_id.description&gt;">&lt;o.operating_machine_id.description&gt;</text:text-input></text:span></text:p>
      <text:p text:style-name="Contents_20_2"><text:text-input text:description="&lt;o.tech_op_phako&gt;">&lt;o.tech_op_phako&gt;</text:text-input></text:p>
      <text:p text:style-name="Text">Anesthésie topique par Tétracaine.</text:p>
      <text:p text:style-name="Text">Désinfection cutanée et des culs de sac à la Bétadine 5%.</text:p>
      <text:p text:style-name="Text">Temps de contact 2 minutes.</text:p>
      <text:p text:style-name="Text">Pose du champ opératoire troué.</text:p>
      <text:p text:style-name="Text">Isolement des cils par stéristrip.</text:p>
      <text:p text:style-name="Text">Pose d'un blépharostat de Kratz.</text:p>
      <text:p text:style-name="P5"><text:text-input text:description="&lt;if test=&quot;o.subtenon == True&quot;&gt;">&lt;if test="o.subtenon == True"&gt;</text:text-input></text:p>
      <text:p text:style-name="Text">Incision conjonctivale inférieure aux ciseaux droits.</text:p>
      <text:p text:style-name="Text">Injection de 2.5ml de Carbocaïne 2% à la canule à sous ténonienne</text:p>
      <text:p text:style-name="P4"><text:text-input text:description="&lt;/if&gt;">endif</text:text-input></text:p>
      <text:p text:style-name="Text">Réalisation d'une paracenthese au couteau 2.75 sur 2h.</text:p>
      <text:p text:style-name="Text"><text:text-input text:description="&lt;if test=&quot;o.bv == True&quot;&gt;">&lt;if test="o.bv == True"&gt;</text:text-input></text:p>
      <text:p text:style-name="Text">Injection de Blue Color Caps (CROMA), en chambre antérieure.</text:p>
      <text:p text:style-name="Text"><text:text-input text:description="&lt;/if&gt;">endif</text:text-input></text:p>
      <text:p text:style-name="Text">Injection de visqueux en chambre antérieure.</text:p>
      <text:p text:style-name="Text">Incision cornéenne limbique tunnelisée au couteau calibré 2.2 mm sur 11h.</text:p>
      <text:p text:style-name="Text">Réalisation d'un capsulorhexis rond centré démarré et poursuivi à la pince à capsulorhexis.</text:p>
      <text:p text:style-name="Text">Hydrodissection et mobilisation du cristallin.</text:p>
      <text:p text:style-name="Text">Phakoémulsification du cristallin par la technique de la croix.</text:p>
      <text:p text:style-name="Text">Réalisation des quartiers.</text:p>
      <text:p text:style-name="Text">Phakoemulsification des quartiers.</text:p>
      <text:p text:style-name="Text">Aspiration des masses à la canule d'I/A.</text:p>
      <text:p text:style-name="Text">Injection de visqueux en chambre antérieure.</text:p>
      <text:p text:style-name="Text">Mise en place à l'injecteur Monarch II d'un implant <text:text-input text:description="&lt;o.iol_type&gt;">iol_type</text:text-input> <text:text-input text:description="&lt;o.iol_power&gt;">iol_power</text:text-input> D dans le sac capsulaire.</text:p>
      <text:p text:style-name="Text">Lavage du visqueux en chambre antérieure à la canule d'I/A.</text:p>
      <text:p text:style-name="Text"><text:text-input text:description="&lt;if test=&quot;o.sutureless == True&quot;&gt;">&lt;if test="o.sutureless == True"&gt;</text:text-input></text:p>
      <text:p text:style-name="Text">Hydrosuture des incisions de cornée.</text:p>
      <text:p text:style-name="Text"><text:text-input text:description="&lt;/if&gt;">endif</text:text-input></text:p>
      <text:p text:style-name="Text"><text:text-input text:description="&lt;if test=&quot;o.air_bubble == True&quot;&gt;">&lt;if test="o.air_bubble == True"&gt;</text:text-input></text:p>
      <text:p text:style-name="Text">Injection d'une bulle d'air en chambre antérieure.</text:p>
      <text:p text:style-name="Text"><text:text-input text:description="&lt;/if&gt;">endif</text:text-input></text:p>
      <text:p text:style-name="Text"><text:text-input text:description="&lt;if test=&quot;o.sutureless == False&quot;&gt;">&lt;if test="o.sutureless == False"&gt;</text:text-input></text:p>
      <text:p text:style-name="Text">Mise en place d'un point de Nylon 10-0 noeud enfoui, sur l'incision principale.</text:p>
      <text:p text:style-name="Text"><text:text-input text:description="&lt;/if&gt;">endif</text:text-input></text:p>
      <text:p text:style-name="Text">Injection de Cefuroxime 0,1ml en chambre antérieure.</text:p>
      <text:p text:style-name="Text">Ablation du blepharostat. Ablation du champ opératoire.</text:p>
      <text:p text:style-name="Text">Sterdex. Coque</text:p>
      <text:p text:style-name="P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_20_1">Énergie dissipée cumulée :</text:p>
          </table:table-cell>
          <table:table-cell table:style-name="Tableau3.B1" office:value-type="string">
            <text:p text:style-name="Table_20_Contents_20_1"><text:text-input text:description="&lt;o.var3&gt;">var3</text:text-input></text:p>
          </table:table-cell>
        </table:table-row>
      </table:table>
      <text:p text:style-name="P1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DejaVu Sans" fo:font-family="'DejaVu Sans'" style:font-style-name="Bold" style:font-family-generic="swiss" style:font-pitch="variable" fo:font-size="10pt" fo:font-weight="bold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7pt"/>
    </style:style>
    <style:style style:name="Table_20_Contents_20_1" style:display-name="Table Contents 1" style:family="paragraph" style:parent-style-name="Table_20_Contents" style:next-style-name="Table_20_Contents" style:master-page-name="">
      <style:paragraph-properties style:page-number="auto"/>
      <style:text-properties style:font-name="Liberation Sans1" fo:font-family="'Liberation Sans'" style:font-style-name="Regular" style:font-family-generic="swiss" style:font-pitch="variable" fo:font-size="7pt" style:font-size-asian="10.5pt"/>
    </style:style>
    <style:style style:name="Text" style:family="paragraph" style:parent-style-name="Caption" style:class="extra" style:master-page-name="">
      <loext:graphic-properties draw:fill="none" draw:fill-color="#cfe7f5"/>
      <style:paragraph-properties fo:margin-top="0cm" fo:margin-bottom="0cm" loext:contextual-spacing="false" style:page-number="auto" fo:background-color="transparent"/>
      <style:text-properties style:font-name="FreeSans" fo:font-family="FreeSans" style:font-style-name="Italique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3-05T11:48:49.749495695</dc:date>
    <meta:editing-duration>PT11H36M12S</meta:editing-duration>
    <meta:editing-cycles>173</meta:editing-cycles>
    <dc:creator>Laurent FRANCOIS</dc:creator>
    <meta:document-statistic meta:table-count="2" meta:image-count="0" meta:object-count="0" meta:page-count="1" meta:paragraph-count="50" meta:word-count="319" meta:character-count="1959" meta:non-whitespace-character-count="1755"/>
  </office:meta>
</office:document-meta>
</file>